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style:keep-together="false"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0069in solid #000000" style:writing-mode="lr-tb"/>
    </style:style>
    <style:style style:name="Tabelle3.A2" style:family="table-cell">
      <style:table-cell-properties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elle3.3" style:family="table-row">
      <style:table-row-properties style:min-row-height="0.3083in" style:keep-together="false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in" fo:margin-right="0in" fo:text-indent="-0.0484in" style:auto-text-indent="false"/>
    </style:style>
    <style:style style:name="P7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loext:contextual-spacing="false" fo:margin-top="0.028in" fo:margin-bottom="0in"/>
    </style:style>
    <style:style style:name="P12" style:family="paragraph" style:parent-style-name="Fußzeile_3a__20_Seitenzahl">
      <style:paragraph-properties loext:contextual-spacing="false" fo:margin-top="0.028in" fo:margin-bottom="0in" fo:text-align="start" style:justify-single-word="false"/>
    </style:style>
    <style:style style:name="P13" style:family="paragraph" style:parent-style-name="Standard">
      <style:paragraph-properties loext:contextual-spacing="false" fo:margin-top="0in" fo:margin-bottom="0in"/>
    </style:style>
    <style:style style:name="P14" style:family="paragraph" style:parent-style-name="Standard">
      <style:paragraph-properties loext:contextual-spacing="false" fo:margin-top="0in" fo:margin-bottom="0in" fo:text-align="end" style:justify-single-word="false"/>
    </style:style>
    <style:style style:name="P15" style:family="paragraph" style:parent-style-name="Standard">
      <style:paragraph-properties loext:contextual-spacing="false" fo:margin-top="0in" fo:margin-bottom="0in" fo:text-align="end" style:justify-single-word="false"/>
    </style:style>
    <style:style style:name="P16" style:family="paragraph" style:parent-style-name="Standard">
      <style:paragraph-properties loext:contextual-spacing="false" fo:margin-top="0in" fo:margin-bottom="0in" fo:text-align="end" style:justify-single-word="false"/>
    </style:style>
    <style:style style:name="P17" style:family="paragraph" style:parent-style-name="Standard">
      <style:paragraph-properties loext:contextual-spacing="false" fo:margin-top="0in" fo:margin-bottom="0in" fo:text-align="end" style:justify-single-word="false"/>
    </style:style>
    <style:style style:name="P18" style:family="paragraph" style:parent-style-name="Standard">
      <style:paragraph-properties loext:contextual-spacing="false" fo:margin-top="0in" fo:margin-bottom="0in" fo:text-align="end" style:justify-single-word="false"/>
    </style:style>
    <style:style style:name="P19" style:family="paragraph" style:parent-style-name="Standard">
      <style:paragraph-properties loext:contextual-spacing="false" fo:margin-top="0in" fo:margin-bottom="0in"/>
      <style:text-properties fo:color="#000000"/>
    </style:style>
    <style:style style:name="P20" style:family="paragraph" style:parent-style-name="Standard">
      <style:paragraph-properties loext:contextual-spacing="false" fo:margin-top="0in" fo:margin-bottom="0in"/>
      <style:text-properties fo:color="#000000"/>
    </style:style>
    <style:style style:name="P21" style:family="paragraph" style:parent-style-name="Standard">
      <style:paragraph-properties loext:contextual-spacing="false" fo:margin-top="0in" fo:margin-bottom="0in"/>
      <style:text-properties fo:color="#000000"/>
    </style:style>
    <style:style style:name="P22" style:family="paragraph" style:parent-style-name="Standard">
      <style:paragraph-properties loext:contextual-spacing="false" fo:margin-top="0in" fo:margin-bottom="0in"/>
      <style:text-properties fo:color="#000000"/>
    </style:style>
    <style:style style:name="P23" style:family="paragraph" style:parent-style-name="Standard">
      <style:paragraph-properties loext:contextual-spacing="false" fo:margin-top="0in" fo:margin-bottom="0in"/>
      <style:text-properties fo:color="#000000"/>
    </style:style>
    <style:style style:name="P24" style:family="paragraph" style:parent-style-name="Standard">
      <style:paragraph-properties loext:contextual-spacing="false" fo:margin-top="0in" fo:margin-bottom="0in"/>
    </style:style>
    <style:style style:name="P25" style:family="paragraph" style:parent-style-name="Standard">
      <style:paragraph-properties loext:contextual-spacing="false" fo:margin-top="0in" fo:margin-bottom="0in"/>
    </style:style>
    <style:style style:name="P26" style:family="paragraph" style:parent-style-name="Standard">
      <style:paragraph-properties loext:contextual-spacing="false" fo:margin-top="0in" fo:margin-bottom="0in"/>
    </style:style>
    <style:style style:name="P27" style:family="paragraph" style:parent-style-name="Standard">
      <style:paragraph-properties loext:contextual-spacing="false" fo:margin-top="0in" fo:margin-bottom="0in"/>
    </style:style>
    <style:style style:name="P28" style:family="paragraph" style:parent-style-name="Standard">
      <style:paragraph-properties loext:contextual-spacing="false" fo:margin-top="0in" fo:margin-bottom="0in"/>
    </style:style>
    <style:style style:name="P29" style:family="paragraph" style:parent-style-name="Standard">
      <style:paragraph-properties loext:contextual-spacing="false" fo:margin-top="0in" fo:margin-bottom="0in"/>
    </style:style>
    <style:style style:name="P30" style:family="paragraph" style:parent-style-name="Standard">
      <style:paragraph-properties loext:contextual-spacing="false" fo:margin-top="0in" fo:margin-bottom="0in"/>
    </style:style>
    <style:style style:name="P31" style:family="paragraph" style:parent-style-name="Standard">
      <style:paragraph-properties loext:contextual-spacing="false" fo:margin-top="0in" fo:margin-bottom="0in"/>
    </style:style>
    <style:style style:name="P32" style:family="paragraph" style:parent-style-name="Verzeichnis_20_1">
      <style:paragraph-properties loext:contextual-spacing="false" fo:margin-top="0in" fo:margin-bottom="0.0835in">
        <style:tab-stops/>
      </style:paragraph-properties>
    </style:style>
    <style:style style:name="P33" style:family="paragraph" style:parent-style-name="Text">
      <style:paragraph-properties fo:orphans="2" fo:widows="2"/>
      <style:text-properties style:font-name="Arial" style:letter-kerning="true"/>
    </style:style>
    <style:style style:name="P34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tokoll Projektteam-Meeting vom 20.04.15 mit Francis Opoku, Huyen Nguyen, David Laule, Fabian Reiber <text:s/>- Autor: <text:s/>Huyen Nguyen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23.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33">Ein erster Entwurf wird angefertigt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9">09.04.2015 – 20.04.2015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33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David befasst sich mit ClearTK und die Anbindung an UIMA.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9">09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3">
          <table:table-cell table:style-name="Tabelle3.A1" office:value-type="string">
            <text:p text:style-name="P14">46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33">Welche Datenbank wollen wir nun nutzen – SQL, NoSQL? → Gedanken dazu mach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9">13.04.2015 – 19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48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Huyen beteiligt sich an der Suche an geeigneten Texten.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9">13.04.2015 – 19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3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33">Einige offene Fragen wurden festgehalten die wir nach und nach klären müssen. Ggf. auch auf Herrn Neitzke zugehen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3.1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33">Wie funktioniert genau das Training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16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3.2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33">Wie sieht die ClearTK-Komponente genau aus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16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Fachliche Anforderungen werden kontinuierlich angefertigt und in die Spezifikation eingetrag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5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Was für Objekte haben wir die in Datenbank gespeichert werden müssen? Siehe Lfd.Nr. 46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  <text:p text:style-name="P13"/>
          </table:table-cell>
        </table:table-row>
        <text:soft-page-break/>
        <table:table-row table:style-name="Tabelle3.3">
          <table:table-cell table:style-name="Tabelle3.A2" office:value-type="string">
            <text:p text:style-name="P14">56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33">Präsentation vor allen Grupp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04.05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7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Nächstes Sprint plan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20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7.1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Arbeitsbereich und Verantwortung für jede festlegen</text:p>
            <text:p text:style-name="P33">+ Collection Reader + First Pipeline (AE) : Fabian, Francis</text:p>
            <text:p text:style-name="P33">+ Feature-Extraktion : David</text:p>
            <text:p text:style-name="P33">+ Training Data Consumer + ML-Framework: Huy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20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7.2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33">Jeder macht zu Hause: </text:p>
            <text:p text:style-name="P33">+ Recherche im eigenen Bereich</text:p>
            <text:p text:style-name="P33">+ Definition von Schnittstelle</text:p>
            <text:p text:style-name="P33">+ eigene Vorstellung vorbereiten</text:p>
            <text:p text:style-name="P33">+ Doku anpass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20.04.2015 – 26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7.3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33">+ Erstellen der groben Paketstruktur</text:p>
            <text:p text:style-name="P33">+ Erstellen von konkreten Komponenten</text:p>
            <text:p text:style-name="P33">+ Implementierung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27.04.2015 – 03.05.2015</text:p>
          </table:table-cell>
          <table:table-cell table:style-name="Tabelle3.A2" office:value-type="string">
            <text:p text:style-name="P13">O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4">57.4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33">Implementierung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<text:s/>04.05.2015</text:p>
            <text:p text:style-name="P19">- <text:s/>10.05.2015</text:p>
          </table:table-cell>
          <table:table-cell table:style-name="Tabelle3.A2" office:value-type="string">
            <text:p text:style-name="P13">O</text:p>
          </table:table-cell>
          <table:table-cell table:style-name="Tabelle3.A2" office:value-type="string">
            <text:p text:style-name="P13"/>
          </table:table-cell>
        </table:table-row>
        <text:soft-page-break/>
        <table:table-row table:style-name="Tabelle3.3">
          <table:table-cell table:style-name="Tabelle3.A2" office:value-type="string">
            <text:p text:style-name="P14">58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33">Reviews machen:</text:p>
            <text:p text:style-name="P33">+ Huyen: hat Artikel über Obama gesucht</text:p>
            <text:p text:style-name="P33">+ Fabian: hat Beispiele von ClearTK und POS Tagger geschaut.</text:p>
            <text:p text:style-name="P33">+ Francis: hat Komponenten (Annotators) von UIMA angesehen und testweise implementiert</text:p>
            <text:p text:style-name="P33">+ David: hat sich ClearTK eingearbeitet, Komponenten- und Kommunikationsdiagramme erstellt und Publikationen geles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9">20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835in" fo:hyphenation-ladder-count="no-limit"/>
      <style:text-properties style:font-name="Arial" fo:font-size="12pt" style:letter-kerning="true" style:font-size-asian="12pt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together="always" fo:hyphenation-ladder-count="no-limit" fo:keep-with-next="always"/>
      <style:text-properties style:letter-kerning="true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.0835in" fo:margin-bottom="0in" fo:hyphenation-ladder-count="no-limit"/>
      <style:text-properties style:letter-kerning="true" fo:hyphenate="false" fo:hyphenation-remain-char-count="0" fo:hyphenation-push-char-count="0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1665in" fo:margin-bottom="0.0417in" fo:hyphenation-ladder-count="no-limit" fo:keep-with-next="always"/>
      <style:text-properties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1665in" fo:margin-bottom="0.0417in" fo:hyphenation-ladder-count="no-limit"/>
      <style:text-properties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1665in" fo:margin-bottom="0.0417in" fo:hyphenation-ladder-count="no-limit"/>
      <style:text-properties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1665in" fo:margin-bottom="0.0417in" fo:hyphenation-ladder-count="no-limit"/>
      <style:text-properties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1665in" fo:margin-bottom="0.0417in" fo:hyphenation-ladder-count="no-limit"/>
      <style:text-properties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1665in" fo:margin-bottom="0.0417in" fo:hyphenation-ladder-count="no-limit"/>
      <style:text-properties fo:hyphenate="true" fo:hyphenation-remain-char-count="0" fo:hyphenation-push-char-count="0"/>
    </style:style>
    <style:style style:name="Kopfzeile_3a__20_Linie" style:display-name="Kopfzeile: Linie" style:family="paragraph" style:parent-style-name="Standard">
      <style:paragraph-properties loext:contextual-spacing="false" fo:margin-top="0.0417in" fo:margin-bottom="0in" fo:hyphenation-ladder-count="no-limit" fo:padding-left="0in" fo:padding-right="0in" fo:padding-top="0.0138in" fo:padding-bottom="0in" fo:border-left="none" fo:border-right="none" fo:border-top="0.0102in solid #000000" fo:border-bottom="none" style:shadow="none"/>
      <style:text-properties fo:hyphenate="true" fo:hyphenation-remain-char-count="0" fo:hyphenation-push-char-count="0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Standard" style:class="chapter">
      <style:paragraph-properties loext:contextual-spacing="false" fo:margin-top="0in" fo:margin-bottom="5.8335in" fo:hyphenation-ladder-count="no-limit"/>
      <style:text-properties fo:font-size="16pt" fo:font-weight="bold" style:letter-kerning="true" style:font-size-asian="16pt" style:font-weight-asian="bold" fo:hyphenate="false" fo:hyphenation-remain-char-count="0" fo:hyphenation-push-char-count="0"/>
    </style:style>
    <style:style style:name="Fußzeile_3a__20_MR-Logo" style:display-name="Fußzeile: MR-Logo" style:family="paragraph" style:parent-style-name="Fußzeile_3a__20_Datum" style:next-style-name="Standard">
      <style:paragraph-properties loext:contextual-spacing="false" fo:margin-top="0.0417in" fo:margin-bottom="0in" fo:text-align="end" style:justify-single-word="false" fo:hyphenation-ladder-count="no-limit"/>
      <style:text-properties fo:hyphenate="true" fo:hyphenation-remain-char-count="0" fo:hyphenation-push-char-count="0"/>
    </style:style>
    <style:style style:name="Fußzeile_3a__20_Datum" style:display-name="Fußzeile: Datum" style:family="paragraph" style:parent-style-name="Standard">
      <style:paragraph-properties loext:contextual-spacing="false" fo:margin-top="0in" fo:margin-bottom="0in" fo:hyphenation-ladder-count="no-limit"/>
      <style:text-properties fo:font-size="9pt" style:letter-kerning="true" style:font-size-asian="9pt" fo:hyphenate="true" fo:hyphenation-remain-char-count="0" fo:hyphenation-push-char-count="0"/>
    </style:style>
    <style:style style:name="Verzeichnis_20_1" style:display-name="Verzeichnis 1" style:family="paragraph" style:parent-style-name="Standard" style:next-style-name="Standard">
      <style:paragraph-properties loext:contextual-spacing="false" fo:margin-top="0in" fo:margin-bottom="0in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 fo:hyphenation-remain-char-count="0" fo:hyphenation-push-char-count="0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 fo:hyphenation-remain-char-count="0" fo:hyphenation-push-char-count="0"/>
    </style:style>
    <style:style style:name="Fußzeile_3a__20_Linie" style:display-name="Fußzeile: Linie" style:family="paragraph" style:parent-style-name="Standard">
      <style:paragraph-properties loext:contextual-spacing="false" fo:margin-top="0.0835in" fo:margin-bottom="0in" fo:hyphenation-ladder-count="no-limit" fo:padding-left="0in" fo:padding-right="0in" fo:padding-top="0in" fo:padding-bottom="0.0138in" fo:border-left="none" fo:border-right="none" fo:border-top="none" fo:border-bottom="0.0102in solid #000000" style:shadow="none"/>
      <style:text-properties fo:font-size="9pt" style:font-size-asian="9pt" fo:hyphenate="true" fo:hyphenation-remain-char-count="0" fo:hyphenation-push-char-count="0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Kopfzeile_3a__20_Text" style:display-name="Kopfzeile: Text" style:family="paragraph" style:parent-style-name="Standard">
      <style:paragraph-properties loext:contextual-spacing="false" fo:margin-top="0in" fo:margin-bottom="0in" fo:hyphenation-ladder-count="no-limit"/>
      <style:text-properties fo:hyphenate="true" fo:hyphenation-remain-char-count="0" fo:hyphenation-push-char-count="0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 fo:hyphenation-remain-char-count="0" fo:hyphenation-push-char-count="0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 fo:hyphenation-remain-char-count="0" fo:hyphenation-push-char-count="0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 fo:hyphenation-remain-char-count="0" fo:hyphenation-push-char-count="0"/>
    </style:style>
    <style:style style:name="Standard-Tabelle" style:family="paragraph" style:parent-style-name="Standard">
      <style:paragraph-properties loext:contextual-spacing="false" fo:margin-top="0.0417in" fo:margin-bottom="0.0417in" fo:orphans="0" fo:widows="0" fo:hyphenation-ladder-count="no-limit"/>
      <style:text-properties style:font-name="Times New Roman" fo:font-size="10pt" style:letter-kerning="false" style:font-size-asian="10pt" fo:hyphenate="true" fo:hyphenation-remain-char-count="0" fo:hyphenation-push-char-count="0"/>
    </style:style>
    <style:style style:name="Standard_20_Tabelle" style:display-name="Standard Tabelle" style:family="paragraph" style:parent-style-name="Standard">
      <style:paragraph-properties loext:contextual-spacing="false" fo:margin-top="0.0835in" fo:margin-bottom="0in" fo:hyphenation-ladder-count="no-limit"/>
      <style:text-properties style:letter-kerning="false" fo:hyphenate="tru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loext:contextual-spacing="false" fo:margin-top="0.028in" fo:margin-bottom="0.028in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 fo:hyphenation-remain-char-count="0" fo:hyphenation-push-char-count="0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loext:contextual-spacing="false" fo:margin="100%" fo:margin-left="0.5909in" fo:margin-right="0in" fo:margin-top="0.4165in" fo:margin-bottom="0in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 fo:hyphenation-remain-char-count="0" fo:hyphenation-push-char-count="0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style:keep-together="false"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elle2.2" style:family="table-row">
      <style:table-row-properties style:min-row-height="0.1972in" style:keep-together="false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loext:contextual-spacing="false" fo:margin-top="0.028in" fo:margin-bottom="0in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loext:contextual-spacing="false" fo:margin-top="0.028in" fo:margin-bottom="0in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 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Ngoc Huyen Nguyen</text:p>
              <text:p text:style-name="MP10">Stand: 20.04.2015</text:p>
            </table:table-cell>
            <table:table-cell table:style-name="Tabelle2.A2" office:value-type="string">
              <text:p text:style-name="MP8">Seite <text:page-number text:select-page="current">1</text:page-number> von <text:page-count>3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20-04-16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4-20T17:21:46.97</dc:date>
    <meta:print-date>1998-12-02T12:42:00Z</meta:print-date>
    <meta:editing-cycles>199</meta:editing-cycles>
    <meta:editing-duration>PT17H24M34S</meta:editing-duration>
    <meta:document-statistic meta:table-count="3" meta:image-count="0" meta:object-count="0" meta:page-count="3" meta:paragraph-count="125" meta:word-count="356" meta:character-count="2263"/>
    <meta:template xlink:type="simple" xlink:actuate="onRequest" xlink:title="" xlink:href="STD-QUER-PRIMA.dot"/>
  </office:meta>
</office:document-meta>
</file>